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ing New GAZETTE Web HTML's</text:p>
      <text:p text:style-name="P1"/>
      <text:list xml:id="list7448756213610329200" text:style-name="L1">
        <text:list-item>
          <text:p text:style-name="P3">I use Open Office Spreadsheet for data and then convert to HTML file form and Notepad to correct the letter size.</text:p>
        </text:list-item>
        <text:list-item>
          <text:p text:style-name="P3">The GAZETTE file format is (MONTH, YEAR, LINR CODE, PAGE. TITLE, DESCRIPTION, AUTHOR, MONTH CODE).</text:p>
        </text:list-item>
        <text:list-item>
          <text:p text:style-name="P3">Save last copy of GAZETTEMONTHYEAR as GAZETTEWORK if not done.</text:p>
        </text:list-item>
        <text:list-item>
          <text:p text:style-name="P3">Using CAP letters and key new Magazine info into GAZETTEWORK file. <text:s/>I skip photos of models and key PHOTO of real equipment. <text:s/>Article title should be on the subject if the title is not clear.</text:p>
        </text:list-item>
        <text:list-item>
          <text:p text:style-name="P3">Check for spelling errors and sort using YEAR, MONTH CODE, and TITLE. <text:s/>(MONTH CODE is in column I as 1 for Jan, 2 for Mar, etc)</text:p>
        </text:list-item>
        <text:list-item>
          <text:p text:style-name="P3">GAZETTE WORK file is done.</text:p>
        </text:list-item>
        <text:list-item>
          <text:p text:style-name="P3">Save as GAZETTEYEARMONTH.</text:p>
        </text:list-item>
        <text:list-item>
          <text:p text:style-name="P3">Make 5 copies of the work file named ARTICLE, AUTHOR, DRAWING, PHOTO, and SUBJECT.</text:p>
        </text:list-item>
        <text:list-item>
          <text:p text:style-name="P3">Sort AUTHOR file using AUTHOR, YEAR, and MONTH CODE. <text:s/>Delete name aberration data at top. <text:s/>Remove MONTH CODE column. <text:s/>File is ready to make into an HTML file.</text:p>
        </text:list-item>
        <text:list-item>
          <text:p text:style-name="P3">Save AUTHOR file as AUTHOR. HTML file. <text:s/>(Keep current format)</text:p>
        </text:list-item>
        <text:list-item>
          <text:p text:style-name="P3">Use NOTEPAD to load the HTML file and remove “-large” from “FONT-SIZE:XX-large”. Save file. <text:s/>File should now be loadable into IE or FIREFOX.</text:p>
        </text:list-item>
        <text:list-item>
          <text:p text:style-name="P3">Sort ARTICLE file using CD, TITLE and YEAR. <text:s/>Delete all <text:s/>CD EXCEPT “F” lines. <text:s/>Remove MONTH CODE column. <text:s/>File is ready to make into an HTML file.</text:p>
        </text:list-item>
        <text:list-item>
          <text:p text:style-name="P3">Replete 10. </text:p>
        </text:list-item>
        <text:list-item>
          <text:p text:style-name="P3">Replete 11 using DRAWING file. <text:s/>Delete CD EXCEPT “D” LINES.</text:p>
        </text:list-item>
        <text:list-item>
          <text:p text:style-name="P3">Replete 10.</text:p>
        </text:list-item>
        <text:list-item>
          <text:p text:style-name="P3">Replete 11 using PHOTO file. <text:s/>Delete all CD PHOTO EXCEPT “P” LINES.</text:p>
        </text:list-item>
        <text:list-item>
          <text:p text:style-name="P3">Replete 10.</text:p>
        </text:list-item>
        <text:list-item>
          <text:p text:style-name="P3">Replete 11 using all for SUBJECT file. <text:s/>Sort into TITLE, YEAR and MONTH CODE in I.</text:p>
        </text:list-item>
        <text:list-item>
          <text:p text:style-name="P3">Replete 10 plus also add to SUBJECT.HTML the special code in SUBJECT HEADING to front of the SUBJECT.HTML.</text:p>
        </text:list-item>
        <text:list-item>
          <text:p text:style-name="P3">The product file format is (ISSUE, YEAR, CODE, SCALE, ITEM, PRODUCTOR, AUTHOR).</text:p>
        </text:list-item>
        <text:list-item>
          <text:p text:style-name="P3">Using CAP letters and key new Magazine info into <text:tab/>PRODUCTWORK file. <text:s/>Using the product information to create a title with codes, scale and information on product.</text:p>
        </text:list-item>
        <text:list-item>
          <text:p text:style-name="P3">Save PRODUCTWORK file as PRODUCTYEARMONTH.</text:p>
        </text:list-item>
        <text:list-item>
          <text:p text:style-name="P3">Sort PRODUCTWORK file using CODE, SCALE, TITLE. <text:s/>File is ready to make into an HTML file.</text:p>
        </text:list-item>
        <text:list-item>
          <text:p text:style-name="P3">Replete 10.</text:p>
        </text:list-item>
        <text:list-item>
          <text:p text:style-name="P3">Use WORDPAD to change date in README.</text:p>
        </text:list-item>
        <text:list-item>
          <text:p text:style-name="P3">Test work with INDEX.HTML file.</text:p>
        </text:list-item>
        <text:list-item>
          <text:p text:style-name="P3">Upload ARTICLE, AUTHOR, DRAWING, README, PHOTO, PRODUCT, AND SUBJECT HTML files.</text:p>
        </text:list-item>
      </text:list>
      <text:p text:style-name="P2"/>
      <text:p text:style-name="P2">If problems please call me at 641-648-9200 or e-mail me at maynardvr@ao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ynard Van Roekel</meta:initial-creator>
    <meta:creation-date>2013-03-23T10:06:15.96</meta:creation-date>
    <dc:date>2014-07-28T11:36:23.07</dc:date>
    <dc:creator>Maynard Van Roekel</dc:creator>
    <meta:editing-duration>PT5H27M15S</meta:editing-duration>
    <meta:editing-cycles>18</meta:editing-cycles>
    <meta:generator>OpenOffice/4.1.0$Win32 OpenOffice.org_project/410m18$Build-9764</meta:generator>
    <meta:printed-by>Maynard Van Roekel</meta:printed-by>
    <meta:print-date>2014-07-25T14:21:39.16</meta:print-date>
    <meta:document-statistic meta:table-count="0" meta:image-count="0" meta:object-count="0" meta:page-count="1" meta:paragraph-count="29" meta:word-count="407" meta:character-count="2284"/>
  </office:meta>
</office:document-meta>
</file>